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8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132.35pt"/>
    </style:style>
    <style:style style:name="co4" style:family="table-column">
      <style:table-column-properties fo:break-before="auto" style:column-width="47.4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Product Name</text:p>
          </table:table-cell>
          <table:table-cell table:style-name="ce5" office:value-type="string" calcext:value-type="string">
            <text:p>OWM_OLED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31/01/201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Version</text:p>
          </table:table-cell>
          <table:table-cell table:style-name="ce5" office:value-type="string" calcext:value-type="string">
            <text:p>1.0.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ntact</text:p>
          </table:table-cell>
          <table:table-cell table:style-name="ce5" office:value-type="string" calcext:value-type="string">
            <text:p><text:a xlink:href="mailto:tmarechal.projects@gmail.com" xlink:type="simple">mailto:tmarechal.projects@gmail.com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Line item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rt number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Price/Unit €</text:p>
          </table:table-cell>
          <table:table-cell table:style-name="ce2" office:value-type="string" calcext:value-type="string">
            <text:p>Price</text:p>
          </table:table-cell>
          <table:table-cell table:number-columns-repeated="1014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PCB</text:p>
          </table:table-cell>
          <table:table-cell table:style-name="ce3" office:value-type="string" calcext:value-type="string">
            <text:p>MCIGICM</text:p>
          </table:table-cell>
          <table:table-cell table:style-name="ce3" office:value-type="string" calcext:value-type="string">
            <text:p>Aliexpress</text:p>
          </table:table-cell>
          <table:table-cell table:style-name="ce3" office:value-type="string" calcext:value-type="string">
            <text:p><text:a xlink:href="https://fr.aliexpress.com/item/Free-shipping-10Pcs-new-Prototype-Paper-Copper-PCB-Universal-Experiment-Matrix-Circuit-Board-5x7cm-Brand/32351499755.html?spm=a2g0w.10010108.1000016.1.624721b32mH6ms&amp;isOrigTitle=true" xlink:type="simple">https://fr.aliexpress.com/item/Free-shipping-10Pcs-new-Prototype-Paper-Copper-PCB-Universal-Experiment-Matrix-Circuit-Board-5x7cm-Brand/32351499755.html?spm=a2g0w.10010108.1000016.1.624721b32mH6ms&amp;isOrigTitle=true</text:a></text:p>
          </table:table-cell>
          <table:table-cell table:style-name="ce3" office:value-type="string" calcext:value-type="string">
            <text:p>PCB 71*51*1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table:formula="of:=[.H10]*[.I10]" office:value-type="float" office:value="0.12" calcext:value-type="float">
            <text:p>0.12</text:p>
          </table:table-cell>
          <table:table-cell table:style-name="ce7"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ESP8266-01</text:p>
          </table:table-cell>
          <table:table-cell table:style-name="ce3" office:value-type="string" calcext:value-type="string">
            <text:p>Great Wall</text:p>
          </table:table-cell>
          <table:table-cell table:style-name="ce3" office:value-type="string" calcext:value-type="string">
            <text:p>Aliexpress</text:p>
          </table:table-cell>
          <table:table-cell table:style-name="ce3" office:value-type="string" calcext:value-type="string">
            <text:p><text:a xlink:href="https://fr.aliexpress.com/item/Free-shipping-ESP8266-serial-WIFI-wireless-module-wireless-transceiver/32341788594.html?spm=a2g0w.10010108.1000016.1.59f85f1e5RYCqG&amp;isOrigTitle=true" xlink:type="simple">https://fr.aliexpress.com/item/Free-shipping-ESP8266-serial-WIFI-wireless-module-wireless-transceiver/32341788594.html?spm=a2g0w.10010108.1000016.1.59f85f1e5RYCqG&amp;isOrigTitle=true</text:a></text:p>
          </table:table-cell>
          <table:table-cell table:style-name="ce3" office:value-type="string" calcext:value-type="string">
            <text:p>serial WIFI wireless module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3" calcext:value-type="float">
            <text:p>1.3</text:p>
          </table:table-cell>
          <table:table-cell table:style-name="ce3" table:formula="of:=[.H11]*[.I11]" office:value-type="float" office:value="1.3" calcext:value-type="float">
            <text:p>1.3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R1</text:p>
          </table:table-cell>
          <table:table-cell table:style-name="ce3" office:value-type="string" calcext:value-type="string">
            <text:p>LM317T</text:p>
          </table:table-cell>
          <table:table-cell table:style-name="ce3" office:value-type="string" calcext:value-type="string">
            <text:p>Fantasy Electronics</text:p>
          </table:table-cell>
          <table:table-cell table:style-name="ce3" office:value-type="string" calcext:value-type="string">
            <text:p>Aliexpress</text:p>
          </table:table-cell>
          <table:table-cell table:style-name="ce3" office:value-type="string" calcext:value-type="string">
            <text:p><text:a xlink:href="https://fr.aliexpress.com/item/10PCS-IRF510-IRF520-IRF540-IRF640-IRF740-IRF840-LM317T-Transistor-TO-220-TO220-IRF840PBF-IRF510PBF-IRF520PBF-IRF740PBF/32867857750.html?spm=a2g0w.10010108.1000016.1.26f76268raUBLw&amp;isOrigTitle=true" xlink:type="simple">https://fr.aliexpress.com/item/10PCS-IRF510-IRF520-IRF540-IRF640-IRF740-IRF840-LM317T-Transistor-TO-220-TO220-IRF840PBF-IRF510PBF-IRF520PBF-IRF740PBF/32867857750.html?spm=a2g0w.10010108.1000016.1.26f76268raUBLw&amp;isOrigTitle=true</text:a></text:p>
          </table:table-cell>
          <table:table-cell table:style-name="ce3" office:value-type="string" calcext:value-type="string">
            <text:p>Switching regulator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0.64/10" office:value-type="float" office:value="0.064" calcext:value-type="float">
            <text:p>0.064</text:p>
          </table:table-cell>
          <table:table-cell table:style-name="ce3" table:formula="of:=[.H12]*[.I12]" office:value-type="float" office:value="0.064" calcext:value-type="float">
            <text:p>0.064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string" calcext:value-type="string">
            <text:p>Victory Electronics</text:p>
          </table:table-cell>
          <table:table-cell table:style-name="ce3" office:value-type="string" calcext:value-type="string">
            <text:p>Aliexpress</text:p>
          </table:table-cell>
          <table:table-cell table:style-name="ce3" office:value-type="string" calcext:value-type="string">
            <text:p>-<text:a xlink:href="https://fr.aliexpress.com/item/600PCS-Component-Kit-1-1-4W-Resistor-Pack-Used-Colored-Ring-Resistance-10-ohms-1M-ohm/32475181535.html?spm=a2g0w.10010108.1000016.1.152849f812E4w0&amp;isOrigTitle=true" xlink:type="simple">https://fr.aliexpress.com/item/600PCS-Component-Kit-1-1-4W-Resistor-Pack-Used-Colored-Ring-Resistance-10-ohms-1M-ohm/32475181535.html?spm=a2g0w.10010108.1000016.1.152849f812E4w0&amp;isOrigTitle=true</text:a></text:p>
          </table:table-cell>
          <table:table-cell table:style-name="ce3" office:value-type="string" calcext:value-type="string">
            <text:p>680 Oh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formula="of:=[.H13]*[.I13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2</text:p>
          </table:table-cell>
          <table:table-cell table:style-name="ce3" office:value-type="float" office:value="1075" calcext:value-type="float">
            <text:p>1075</text:p>
          </table:table-cell>
          <table:table-cell table:style-name="ce3" office:value-type="string" calcext:value-type="string">
            <text:p>Victory Electronics</text:p>
          </table:table-cell>
          <table:table-cell table:style-name="ce3" office:value-type="string" calcext:value-type="string">
            <text:p>Aliexpress</text:p>
          </table:table-cell>
          <table:table-cell table:style-name="ce3" office:value-type="string" calcext:value-type="string">
            <text:p>-<text:a xlink:href="https://fr.aliexpress.com/item/600PCS-Component-Kit-1-1-4W-Resistor-Pack-Used-Colored-Ring-Resistance-10-ohms-1M-ohm/32475181535.html?spm=a2g0w.10010108.1000016.1.152849f812E4w0&amp;isOrigTitle=true" xlink:type="simple">https://fr.aliexpress.com/item/600PCS-Component-Kit-1-1-4W-Resistor-Pack-Used-Colored-Ring-Resistance-10-ohms-1M-ohm/32475181535.html?spm=a2g0w.10010108.1000016.1.152849f812E4w0&amp;isOrigTitle=true</text:a></text:p>
          </table:table-cell>
          <table:table-cell table:style-name="ce3" office:value-type="string" calcext:value-type="string">
            <text:p>1075 Oh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formula="of:=[.H14]*[.I14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Victory Electronics</text:p>
          </table:table-cell>
          <table:table-cell table:style-name="ce3" office:value-type="string" calcext:value-type="string">
            <text:p>Aliexpress</text:p>
          </table:table-cell>
          <table:table-cell table:style-name="ce3" office:value-type="string" calcext:value-type="string">
            <text:p>-<text:a xlink:href="https://fr.aliexpress.com/item/600PCS-Component-Kit-1-1-4W-Resistor-Pack-Used-Colored-Ring-Resistance-10-ohms-1M-ohm/32475181535.html?spm=a2g0w.10010108.1000016.1.152849f812E4w0&amp;isOrigTitle=true" xlink:type="simple">https://fr.aliexpress.com/item/600PCS-Component-Kit-1-1-4W-Resistor-Pack-Used-Colored-Ring-Resistance-10-ohms-1M-ohm/32475181535.html?spm=a2g0w.10010108.1000016.1.152849f812E4w0&amp;isOrigTitle=true</text:a></text:p>
          </table:table-cell>
          <table:table-cell table:style-name="ce3" office:value-type="string" calcext:value-type="string">
            <text:p>10 Koh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formula="of:=[.H15]*[.I15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R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Victory Electronics</text:p>
          </table:table-cell>
          <table:table-cell table:style-name="ce3" office:value-type="string" calcext:value-type="string">
            <text:p>Aliexpress</text:p>
          </table:table-cell>
          <table:table-cell table:style-name="ce3" office:value-type="string" calcext:value-type="string">
            <text:p>-<text:a xlink:href="https://fr.aliexpress.com/item/600PCS-Component-Kit-1-1-4W-Resistor-Pack-Used-Colored-Ring-Resistance-10-ohms-1M-ohm/32475181535.html?spm=a2g0w.10010108.1000016.1.152849f812E4w0&amp;isOrigTitle=true" xlink:type="simple">https://fr.aliexpress.com/item/600PCS-Component-Kit-1-1-4W-Resistor-Pack-Used-Colored-Ring-Resistance-10-ohms-1M-ohm/32475181535.html?spm=a2g0w.10010108.1000016.1.152849f812E4w0&amp;isOrigTitle=true</text:a></text:p>
          </table:table-cell>
          <table:table-cell table:style-name="ce3" office:value-type="string" calcext:value-type="string">
            <text:p>300 Oh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formula="of:=[.H16]*[.I16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0.1 µF</text:p>
          </table:table-cell>
          <table:table-cell table:style-name="ce3" office:value-type="string" calcext:value-type="string">
            <text:p>Eiechip official store</text:p>
          </table:table-cell>
          <table:table-cell table:style-name="ce3" office:value-type="string" calcext:value-type="string">
            <text:p>Aliexpress</text:p>
          </table:table-cell>
          <table:table-cell table:style-name="ce3" office:value-type="string" calcext:value-type="string">
            <text:p>-<text:a xlink:href="https://fr.aliexpress.com/item/120pcs-12-value-kit-1uF-470uF-Electrolytic-Capacitor-assortment-set-pack-1UF-2-2UF-3-3UF/32866006892.html?spm=a2g0w.10010108.1000016.1.21437e86vsztMI&amp;isOrigTitle=true" xlink:type="simple">https://fr.aliexpress.com/item/120pcs-12-value-kit-1uF-470uF-Electrolytic-Capacitor-assortment-set-pack-1UF-2-2UF-3-3UF/32866006892.html?spm=a2g0w.10010108.1000016.1.21437e86vsztMI&amp;isOrigTitle=true</text:a></text:p>
          </table:table-cell>
          <table:table-cell table:style-name="ce3" office:value-type="string" calcext:value-type="string">
            <text:p>0.1 µ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formula="of:=[.H17]*[.I17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1µF</text:p>
          </table:table-cell>
          <table:table-cell table:style-name="ce3" office:value-type="string" calcext:value-type="string">
            <text:p>Eiechip official store</text:p>
          </table:table-cell>
          <table:table-cell table:style-name="ce3" office:value-type="string" calcext:value-type="string">
            <text:p>Aliexpress</text:p>
          </table:table-cell>
          <table:table-cell table:style-name="ce3" office:value-type="string" calcext:value-type="string">
            <text:p>-<text:a xlink:href="https://fr.aliexpress.com/item/120pcs-12-value-kit-1uF-470uF-Electrolytic-Capacitor-assortment-set-pack-1UF-2-2UF-3-3UF/32866006892.html?spm=a2g0w.10010108.1000016.1.21437e86vsztMI&amp;isOrigTitle=true" xlink:type="simple">https://fr.aliexpress.com/item/120pcs-12-value-kit-1uF-470uF-Electrolytic-Capacitor-assortment-set-pack-1UF-2-2UF-3-3UF/32866006892.html?spm=a2g0w.10010108.1000016.1.21437e86vsztMI&amp;isOrigTitle=true</text:a></text:p>
          </table:table-cell>
          <table:table-cell table:style-name="ce3" office:value-type="string" calcext:value-type="string">
            <text:p>1µ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formula="of:=[.H18]*[.I18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S1</text:p>
          </table:table-cell>
          <table:table-cell table:style-name="ce3" office:value-type="string" calcext:value-type="string">
            <text:p>ST7735S</text:p>
          </table:table-cell>
          <table:table-cell table:style-name="ce3" office:value-type="string" calcext:value-type="string">
            <text:p>all goods are free shipping</text:p>
          </table:table-cell>
          <table:table-cell table:style-name="ce3" office:value-type="string" calcext:value-type="string">
            <text:p>Aliexpress</text:p>
          </table:table-cell>
          <table:table-cell office:value-type="string" calcext:value-type="string">
            <text:p><text:a xlink:href="https://fr.aliexpress.com/item/1PCS-TZT-1-8-inch-TFT-touch-LCD-Module-LCD-Screen-Module-SPI-serial-51-drivers/32843115817.html?spm=a2g0s.9042311.0.0.27426c37OZnFyL" xlink:type="simple">https://fr.aliexpress.com/item/1PCS-TZT-1-8-inch-TFT-touch-LCD-Module-LCD-Screen-Module-SPI-serial-51-drivers/32843115817.html?spm=a2g0s.9042311.0.0.27426c37OZnFyL</text:a></text:p>
          </table:table-cell>
          <table:table-cell table:style-name="ce3" office:value-type="string" calcext:value-type="string">
            <text:p>Tft 1.8 displa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42" calcext:value-type="float">
            <text:p>2.42</text:p>
          </table:table-cell>
          <table:table-cell table:style-name="ce3" table:formula="of:=[.H19]*[.I19]" office:value-type="float" office:value="2.42" calcext:value-type="float">
            <text:p>2.42</text:p>
          </table:table-cell>
          <table:table-cell table:number-columns-repeated="1014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4" table:number-columns-repeated="8"/>
          <table:table-cell table:style-name="ce6" table:formula="of:=SUM([.J10:.J19])" office:value-type="currency" office:currency="EUR" office:value="3.964" calcext:value-type="currency">
            <text:p>3.96 €</text:p>
          </table:table-cell>
          <table:table-cell table:style-name="ce8" table:number-columns-repeated="101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bot marechal</meta:initial-creator>
    <meta:creation-date>2015-06-05T18:17:20</meta:creation-date>
    <dc:date>2019-01-31T21:33:57.061000000</dc:date>
    <meta:generator>LibreOffice/5.4.6.2$Windows_X86_64 LibreOffice_project/4014ce260a04f1026ba855d3b8d91541c224eab8</meta:generator>
    <meta:editing-duration>PT53M7S</meta:editing-duration>
    <meta:editing-cycles>9</meta:editing-cycles>
    <meta:document-statistic meta:table-count="1" meta:cell-count="1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